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GKSYMY0bLrpv5tBDzdX_ZjaVXQ9v14NMPkm40fZDWBUQbJCTegaEcPLJbKNlLoFW4IG7HPV2OgscpNP</text:p>
      <text:p text:style-name="Standard"/>
      <text:p text:style-name="Standard"/>
      <text:p text:style-name="Standard">https://uenr-clinic-frontend.onrender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1.2$Linux_X86_64 LibreOffice_project/520$Build-2</meta:generator>
    <dc:date>2025-04-08T01:41:06.854989789</dc:date>
    <meta:editing-duration>PT24M6S</meta:editing-duration>
    <meta:editing-cycles>3</meta:editing-cycles>
    <meta:document-statistic meta:table-count="0" meta:image-count="0" meta:object-count="0" meta:page-count="1" meta:paragraph-count="2" meta:word-count="2" meta:character-count="134" meta:non-whitespace-character-count="134"/>
  </office:meta>
</office:document-meta>
</file>